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frames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frames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frames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frames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frames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frames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nofr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frames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noframe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noframes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frames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